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796cm" table:align="lef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4.286cm"/>
    </style:style>
    <style:style style:name="Table1.D" style:family="table-column">
      <style:table-column-properties style:column-width="3.8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Droid Sans Fallback" fo:font-style="normal" fo:font-weight="bold" officeooo:rsid="000547dd" officeooo:paragraph-rsid="000547dd" style:font-style-asian="normal" style:font-weight-asian="bold" style:font-style-complex="normal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roid Sans Fallback" fo:font-style="normal" fo:font-weight="bold" officeooo:rsid="000547dd" officeooo:paragraph-rsid="000547d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roid Sans Fallback" fo:font-style="normal" fo:font-weight="bold" officeooo:rsid="000547dd" officeooo:paragraph-rsid="000547d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Droid Sans Fallback" fo:font-style="normal" fo:font-weight="bold" officeooo:rsid="000547dd" officeooo:paragraph-rsid="000547d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roid Sans Fallback" fo:font-style="normal" fo:font-weight="bold" officeooo:rsid="000547dd" officeooo:paragraph-rsid="0007156f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roid Sans Fallback" fo:font-size="9pt" fo:font-style="normal" fo:font-weight="bold" officeooo:rsid="0008341e" officeooo:paragraph-rsid="0008341e" style:font-size-asian="7.84999990463257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roid Sans Fallback" fo:font-size="12pt" fo:font-style="normal" fo:font-weight="bold" officeooo:rsid="0008341e" officeooo:paragraph-rsid="0008341e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roid Sans Fallback" fo:font-size="10.5pt" officeooo:rsid="0007156f" officeooo:paragraph-rsid="0007156f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Droid Sans Fallback" fo:font-size="10.5pt" officeooo:rsid="0008341e" officeooo:paragraph-rsid="0008341e" style:font-size-asian="10.5pt" style:font-size-complex="10.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156f" style:font-weight-asian="normal" style:font-weight-complex="normal"/>
    </style:style>
    <style:style style:name="T3" style:family="text">
      <style:text-properties fo:font-weight="normal" officeooo:rsid="0008341e" style:font-weight-asian="normal" style:font-weight-complex="normal"/>
    </style:style>
    <style:style style:name="T4" style:family="text">
      <style:text-properties fo:font-style="italic" officeooo:rsid="0007156f" style:font-style-asian="italic" style:font-style-complex="italic"/>
    </style:style>
    <style:style style:name="T5" style:family="text">
      <style:text-properties fo:font-style="italic" fo:font-weight="normal" officeooo:rsid="0007156f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1 – Classificador KNN</text:p>
      <text:p text:style-name="P1"/>
      <text:list xml:id="list1012225455" text:style-name="L1">
        <text:list-header>
          <text:p text:style-name="P2">Alunos: <text:span text:style-name="T1">Gabriel Medina Marques, Victor Augusto Pozzan</text:span></text:p>
          <text:p text:style-name="P2">Disciplina: <text:span text:style-name="T1">Aprendizado de máquina</text:span></text:p>
        </text:list-header>
      </text:list>
      <text:p text:style-name="P3"><text:span text:style-name="T1"/></text:p>
      <text:p text:style-name="P3"><text:span text:style-name="T1"/></text:p>
      <text:p text:style-name="P4"><text:span text:style-name="T1"><text:tab/>O objetivo desde trabalho era desenvolver um classificador usando o método K-nearest neighbor(KNN), que consiste de um algoritmo com aprendizado preguiçoso, ou seja, utiliza uma base de dados para servir de aprendizado e conseguir prever qual será à possível classe que esse atributos pertencem.</text:span></text:p>
      <text:p text:style-name="P5"><text:span text:style-name="T1"><text:tab/>A implementação foi feita em Python 3.6 utlizando as bibliotecas pandas e numpy para manipulação de dados e sci-kit learn para a divisão dos dados. O trabalho avalia as vizinhanças a partir de 1 – distância normalizada e o inverso da distância euclidiana, </text:span><text:span text:style-name="T2">assim como constabilizava os votos a partir de voto majoritário e voto ponderado. O valor de </text:span><text:span text:style-name="T4">k</text:span><text:span text:style-name="T5"> </text:span><text:span text:style-name="T2">utilizado foi </text:span><text:span text:style-name="T4">k=5</text:span><text:span text:style-name="T5">, </text:span><text:span text:style-name="T2">pois era o valor que possuia os melhores resultados.</text:span></text:p>
      <text:p text:style-name="P5"><text:span text:style-name="T2"><text:tab/>Para os testes, foram executados </text:span><text:span text:style-name="T3">10 vezes</text:span><text:span text:style-name="T2"> todas as possibilidades com k=5 e </text:span><text:span text:style-name="T3">calculado a mérida, </text:span><text:span text:style-name="T2">o resultado está apresentado na tabela abaixo:</text:span></text:p>
      <text:p text:style-name="P5"><text:span text:style-name="T2"/></text:p>
      <text:p text:style-name="P5"><text:span text:style-name="T2"><text:tab/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table:number-columns-spanned="2" office:value-type="string">
            <text:p text:style-name="P8">Voto ponderado</text:p>
          </table:table-cell>
          <table:covered-table-cell/>
          <table:table-cell table:style-name="Table1.C1" table:number-columns-spanned="2" office:value-type="string">
            <text:p text:style-name="P8">Voto majoritário</text:p>
          </table:table-cell>
          <table:covered-table-cell/>
        </table:table-row>
        <table:table-row>
          <table:table-cell table:style-name="Table1.A2" office:value-type="string">
            <text:p text:style-name="P8">Inv. da distância</text:p>
          </table:table-cell>
          <table:table-cell table:style-name="Table1.A2" office:value-type="string">
            <text:p text:style-name="P8">Distância norm.</text:p>
          </table:table-cell>
          <table:table-cell table:style-name="Table1.A2" office:value-type="string">
            <text:p text:style-name="P8">Inv. da distância</text:p>
          </table:table-cell>
          <table:table-cell table:style-name="Table1.D2" office:value-type="string">
            <text:p text:style-name="P8">Distância norm.</text:p>
          </table:table-cell>
        </table:table-row>
        <table:table-row>
          <table:table-cell table:style-name="Table1.A2" office:value-type="string">
            <text:p text:style-name="P9">65.012%</text:p>
          </table:table-cell>
          <table:table-cell table:style-name="Table1.A2" office:value-type="string">
            <text:p text:style-name="P9">65.014%</text:p>
          </table:table-cell>
          <table:table-cell table:style-name="Table1.A2" office:value-type="string">
            <text:p text:style-name="P9">64.24%</text:p>
          </table:table-cell>
          <table:table-cell table:style-name="Table1.D2" office:value-type="string">
            <text:p text:style-name="P9">65.013%</text:p>
          </table:table-cell>
        </table:table-row>
      </table:table>
      <text:p text:style-name="P6">Tabela 1 - <text:s/><text:span text:style-name="T1">Resultados médios com k=5</text:span></text:p>
      <text:p text:style-name="P6"><text:span text:style-name="T1"/></text:p>
      <text:p text:style-name="P6"><text:span text:style-name="T1"/></text:p>
      <text:p text:style-name="P7"><text:span text:style-name="T1"><text:tab/>Como pode ser observado, o combinação que contém a maior média é o voto ponderado com a distância normaliz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20:22.644519340</meta:creation-date>
    <dc:date>2018-08-16T15:48:16.221755057</dc:date>
    <meta:editing-duration>PT6M32S</meta:editing-duration>
    <meta:editing-cycles>1</meta:editing-cycles>
    <meta:document-statistic meta:table-count="1" meta:image-count="0" meta:object-count="0" meta:page-count="1" meta:paragraph-count="19" meta:word-count="199" meta:character-count="1252" meta:non-whitespace-character-count="1065"/>
    <meta:generator>LibreOffice/6.0.3.2$Linux_X86_64 LibreOffice_project/00m0$Build-2</meta:generator>
  </office:meta>
</office:document-meta>
</file>